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et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aver</text:p>
          </table:table-cell>
          <table:table-cell table:style-name="ce1" table:number-matrix-columns-spanned="1" table:number-matrix-rows-spanned="47" table:formula="of:=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icket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uck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squito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tter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Pi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geon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ku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xehandle Houn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rghest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suchinok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urmel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chemede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r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unyip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eaky Eg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uddle Toa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silisk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ulldo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ipmunk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oundho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ne Snail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o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ed Tamarin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possu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lkmoth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gpie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ckroach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ucklin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o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ummingbir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iw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rmoset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use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llbu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ahorse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etle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uebird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inchill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erret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eck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adybug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th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illed Drago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lo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oyal Chinchil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ombie Cricke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cked E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ty Ra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ycraw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n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aller Sli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tterfly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aller Slu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mallest Slu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on (Chimera)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at (Chimera)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ake (Chimera)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ant Eyes 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ick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essie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od 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ombie F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oung Phoeni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Pu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dra He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lden Retrieve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by Di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dgeho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angaro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acoc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ail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pide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host Kitte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ost Wol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th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rop Bea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ackalo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ucky Ca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gopo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hunderbi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rgoy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igfo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ightcraw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phin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upacabr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lden Bee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frican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ack Necked Stil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or Head An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zel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rcules Beet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a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a Urch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oa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tlantic Puff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uinea Pi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Igua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ellyfis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oal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nd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lamand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ork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Ya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luga Sturge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romeda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rigatebi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mu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dri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b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rimp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by Ca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mb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dg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d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lph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iraff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keleton Dog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drak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ur-Bearing Trou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a Hou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lygreyhou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rain Cram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nota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yv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urobor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iff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o Do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ree E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lim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gasu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er Lo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bo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tta Fis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e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ying Fis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uineaf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eerk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usk O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sprey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yal Flycatc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urgeon Fis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eas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teat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pybar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ssow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kap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u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a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odpea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ying Squirr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ld Fi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tching Chi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oopoe 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ngol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uppy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ropical Fis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ardvar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mperor Tamari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orcup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is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owfi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ipp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rro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ngu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kun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quirr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h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isito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iger Bu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tzelwur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yclop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imer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ck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rm of San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bominati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ai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o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ub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ld Mou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ippocampu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ckato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uttlefish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alc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at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ta Ra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oison Dart Fro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iga Antelo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ali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cretary 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lu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quit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obfis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lownfi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nke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wk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angut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elic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latypu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raying Manti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arfis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uffal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amele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berm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hari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lam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obst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crob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h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hale Shar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ragonf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erbo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yn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agul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rmadill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ocodil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oost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corp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ar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ed Drag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ampire Ba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oveland Frogm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lmon of Knowledg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ersey Devi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xiu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itsun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ssi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d Do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erewol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oitat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app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imi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urika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ndgno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ndgrisner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luga Whal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lue Ringed Octop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ra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gyptian Vultur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mu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ire A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caqu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urse Shar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yal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lver Fo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mst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olar Be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ebi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iberian Husk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word Fis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riceratop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ultur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Zeb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xolot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a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sasaur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ood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apping Turt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ing Ra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onefish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lpac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ye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ccoo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orill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opar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mmot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ig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olverin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ticor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Quetzalcoat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eam Spiri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lepni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a Serpent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Yet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erberu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ydr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ehemot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eat On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viatha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Questing Bea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ckatric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ird of Paradi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atfis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obra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erman Shepher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rizzly Bear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ighland C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yst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teranod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rtho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ildebees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mmerhead Shark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omodo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rc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stri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iranh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einde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bertooth Tiger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pinosauru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tegosauru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elocirapt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nglerfis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lephant Se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ionfis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antis Shrimp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ongoos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ctopu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um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auropo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yrannosauru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iones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pi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alru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White Ti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</table:table-row>
      </table:table>
      <table:table table:name="PerksAilme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k</text:p>
          </table:table-cell>
          <table:table-cell office:value-type="string" calcext:value-type="string">
            <text:p>Ailment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at Bon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ocolate Cak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tune Cooki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ncak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ta Brea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eanu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kew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ook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z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xpo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isp</text:p>
          </table:table-cell>
          <table:table-cell office:value-type="string" calcext:value-type="string">
            <text:p>Yes</text:p>
          </table:table-cell>
        </table:table-row>
      </table:table>
      <table:table table:name="Foo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Tier 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ve Po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ter of You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ter Ap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st App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pca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at B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eeping P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ed Shrim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colate Ca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iry Du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alth Po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l Chick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lad Bow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iss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llip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neapp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ttu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ter Eg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ngerbread 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st-Right Porrid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ned Foo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p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tune Cook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ff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ink-Me Liqui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at-Me Ca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gic Bea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hi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sag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e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ri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a Po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ggdrasil Fru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tter Chocol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st Chocol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shro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ncak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icken Le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ta B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etz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nucop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onpeit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ach of Immortality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22:26:01.7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1:12:26.844000000</meta:creation-date>
    <meta:generator>LibreOffice/24.2.0.3$Windows_X86_64 LibreOffice_project/da48488a73ddd66ea24cf16bbc4f7b9c08e9bea1</meta:generator>
    <dc:date>2024-03-31T23:26:53.956000000</dc:date>
    <meta:editing-duration>P1DT15H40M21S</meta:editing-duration>
    <meta:editing-cycles>29</meta:editing-cycles>
    <meta:document-statistic meta:table-count="3" meta:cell-count="2107" meta:object-count="0"/>
  </office:meta>
</office:document-meta>
</file>